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VE" officeooo:rsid="00001daf" officeooo:paragraph-rsid="0008f29c"/>
    </style:style>
    <style:style style:name="P2" style:family="paragraph" style:parent-style-name="Standard">
      <style:paragraph-properties fo:text-align="center" style:justify-single-word="false"/>
      <style:text-properties fo:language="es" fo:country="VE" officeooo:rsid="00001daf" officeooo:paragraph-rsid="0008f29c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es" fo:country="VE" officeooo:rsid="0000fe73" officeooo:paragraph-rsid="0000fe73"/>
    </style:style>
    <style:style style:name="P4" style:family="paragraph" style:parent-style-name="Standard" style:list-style-name="L1">
      <style:paragraph-properties fo:text-align="justify" style:justify-single-word="false"/>
      <style:text-properties fo:language="es" fo:country="VE" officeooo:rsid="0000fe73" officeooo:paragraph-rsid="0005a2b8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es" fo:country="VE" officeooo:paragraph-rsid="00001daf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es" fo:country="VE" officeooo:rsid="00049b1a" officeooo:paragraph-rsid="00049b1a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es" fo:country="VE" officeooo:rsid="00059f69" officeooo:paragraph-rsid="00059f69"/>
    </style:style>
    <style:style style:name="P8" style:family="paragraph" style:parent-style-name="Standard">
      <style:paragraph-properties fo:text-align="justify" style:justify-single-word="false"/>
      <style:text-properties fo:language="es" fo:country="VE" officeooo:rsid="0008f29c" officeooo:paragraph-rsid="0008f29c"/>
    </style:style>
    <style:style style:name="P9" style:family="paragraph" style:parent-style-name="Standard">
      <style:paragraph-properties fo:text-align="center" style:justify-single-word="false"/>
      <style:text-properties fo:language="es" fo:country="VE" officeooo:rsid="0008f29c" officeooo:paragraph-rsid="0008f29c"/>
    </style:style>
    <style:style style:name="T1" style:family="text">
      <style:text-properties officeooo:rsid="00001daf"/>
    </style:style>
    <style:style style:name="T2" style:family="text">
      <style:text-properties officeooo:rsid="0000fe73"/>
    </style:style>
    <style:style style:name="T3" style:family="text">
      <style:text-properties officeooo:rsid="0002c1c4"/>
    </style:style>
    <style:style style:name="T4" style:family="text">
      <style:text-properties officeooo:rsid="00047b66"/>
    </style:style>
    <style:style style:name="T5" style:family="text">
      <style:text-properties officeooo:rsid="0005a2b8"/>
    </style:style>
    <style:style style:name="T6" style:family="text">
      <style:text-properties officeooo:rsid="0008f2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dministración de Base de Datos</text:p>
      <text:p text:style-name="P9"/>
      <text:p text:style-name="P2"><text:span text:style-name="T6">Proyecto #2</text:span></text:p>
      <text:p text:style-name="P2"/>
      <text:p text:style-name="P8">Heider Delgado, C.I. 24.981.800</text:p>
      <text:p text:style-name="P8">Carlos Villarroel, C.I. 24.939.640</text:p>
      <text:p text:style-name="P1"/>
      <text:p text:style-name="P1"><text:tab/>Los cambios hechos fueron los siguientes:</text:p>
      <text:list xml:id="list2293925161" text:style-name="L1">
        <text:list-item>
          <text:p text:style-name="P5"><text:span text:style-name="T1">Se </text:span><text:span text:style-name="T2">identificaron las</text:span><text:span text:style-name="T1"> claves foráneas </text:span><text:span text:style-name="T2">en las diferentes tablas utilizadas, </text:span><text:span text:style-name="T4">dando integridad a la base de datos.</text:span></text:p>
        </text:list-item>
        <text:list-item>
          <text:p text:style-name="P5">Se <text:span text:style-name="T3">hicieron uso de</text:span> indices para <text:span text:style-name="T3">hacer las búsquedas en las tablas mucho mas fáciles.</text:span></text:p>
        </text:list-item>
        <text:list-item>
          <text:p text:style-name="P7">Se emplearon menús Drop-Down para filtrar la cantidad y restringir la cantidad de datos que podía escribir el usuario. Esto le da facilidad al usuario de saber que puede insertar.</text:p>
        </text:list-item>
        <text:list-item>
          <text:p text:style-name="P3">Se hizo uso de procedimientos para realizar inserciones en tablas.</text:p>
        </text:list-item>
        <text:list-item>
          <text:p text:style-name="P4">Se crearon <text:span text:style-name="T5">diferentes roles, uno para hacer consultas y otro para hacer inserciones. De esta manera, se limitan las acciones del usuario a las que dice su rol.</text:span></text:p>
        </text:list-item>
        <text:list-item>
          <text:p text:style-name="P6">Se agregaron reglas de integridad al los HTM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3-19T23:31:22.255000000</dc:date>
    <meta:editing-duration>PT5M7S</meta:editing-duration>
    <meta:editing-cycles>2</meta:editing-cycles>
    <meta:document-statistic meta:table-count="0" meta:image-count="0" meta:object-count="0" meta:page-count="1" meta:paragraph-count="11" meta:word-count="135" meta:character-count="799" meta:non-whitespace-character-count="680"/>
  </office:meta>
</office:document-meta>
</file>